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205cm" fo:margin-bottom="0.205cm" fo:text-align="justify" style:justify-single-word="false" fo:text-indent="1.217cm" style:auto-text-indent="false"/>
      <style:text-properties fo:font-size="12pt" fo:language="ru" fo:country="RU" style:font-size-asian="12pt" style:font-size-complex="12pt"/>
    </style:style>
    <style:style style:name="P2" style:family="paragraph" style:parent-style-name="Standard" style:master-page-name="">
      <style:paragraph-properties fo:margin-left="0cm" fo:margin-right="0cm" fo:margin-top="0.205cm" fo:margin-bottom="0.205cm" fo:text-align="justify" style:justify-single-word="false" fo:text-indent="1.217cm" style:auto-text-indent="false" style:page-number="auto"/>
      <style:text-properties fo:font-size="12pt" fo:language="ru" fo:country="RU" style:font-size-asian="12pt" style:font-size-complex="12pt"/>
    </style:style>
    <style:style style:name="P3" style:family="paragraph" style:parent-style-name="Standard" style:master-page-name="">
      <style:paragraph-properties fo:margin-left="0cm" fo:margin-right="0cm" fo:margin-top="0.205cm" fo:margin-bottom="0.205cm" fo:text-align="center" style:justify-single-word="false" fo:text-indent="1.244cm" style:auto-text-indent="false" style:page-number="auto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margin-top="0.205cm" fo:margin-bottom="0.205cm"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АКТ </text:p>
      <text:p text:style-name="P3">о результатах испытаний на надежность и отказоустойчивость опытного образца системы автоматического контроля геометрии и отбраковки цилиндрических алюминиевых слитков. </text:p>
      <text:p text:style-name="P2">Настоящий акт подтверждает проведение испытаний на надежность и отказоустойчивость опытного образца системы автоматического контроля геометрии и отбраковки алюминиевых слитков (СКГ).</text:p>
      <text:p text:style-name="P1">Фирма-разработчик: ООО «АльваСофт».</text:p>
      <text:p text:style-name="P1">Период проведения испытаний: 8 июля 2016 года - 16 августа 2016 года.</text:p>
      <text:p text:style-name="P1">Условия проведения испытаний: на территории АО «РУСАЛ-Саяногорск» в литейном отделении №1 на линии непрерывной гомогенизации цилиндрических слитков Hertwich №2.</text:p>
      <text:p text:style-name="P1">В указанный период испытаний СКГ были замерены геометрические параметры 20025 цилиндрических слитков. </text:p>
      <text:p text:style-name="P1">Отказов в работе оборудования не было. Перебоев питания не было. В целях тестирования была произведена принудительная аварийная перезагрузка сервера, после которой нормальная работа всей системы в автоматическом режиме успешно восстановилась.</text:p>
      <text:p text:style-name="P1">Обнаружены сбои в работе программного обеспечения по причине закрашивания торца некоторых слитков черной аэрозольной краской, что приводило к полному поглощению лазерного излучения датчика положения. Установлено, что черной краской вручную помечают первые и последние слитки для каждой плавки. Все слитки с неокрашенными торцами были измерены корректно. Других ошибок не было. </text:p>
      <text:p text:style-name="P1">Работоспособность, надежность и отказоустойчивость системы подтверждена практичес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8M22S</meta:editing-duration>
    <meta:editing-cycles>5</meta:editing-cycles>
    <meta:generator>OpenOffice/4.1.2$Win32 OpenOffice.org_project/412m3$Build-9782</meta:generator>
    <dc:date>2016-09-13T20:51:11.54</dc:date>
    <meta:document-statistic meta:table-count="0" meta:image-count="0" meta:object-count="0" meta:page-count="1" meta:paragraph-count="10" meta:word-count="171" meta:character-count="1423"/>
    <meta:user-defined meta:name="Info 1"/>
    <meta:user-defined meta:name="Info 2"/>
    <meta:user-defined meta:name="Info 3"/>
    <meta:user-defined meta:name="Info 4"/>
  </office:meta>
</office:document-meta>
</file>